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list-style-name="L1">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9"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0"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list-style-name="L2">
      <style:paragraph-properties fo:text-align="justify" style:justify-single-word="false" style:writing-mode="rl-tb"/>
    </style:style>
    <style:style style:name="P12" style:family="paragraph" style:parent-style-name="Standard" style:list-style-name="L3">
      <style:paragraph-properties fo:text-align="justify" style:justify-single-word="false" style:writing-mode="rl-tb"/>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۸- مهاجرت به گنو/لینوکس</text:p>
      <text:p text:style-name="P1"/>
      <text:p text:style-name="P1"/>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text:soft-page-break/>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بیشتر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text:soft-page-break/>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آ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1298766854" text:style-name="L1">
        <text:list-item>
          <text:p text:style-name="P8">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8">مدرسه‌های شهر بولزانو در ایتالیا با ۱۶۰۰۰ دانش‌آموز به یک توزیع سفارشی از لینوکس مهاجرت کرده‌اند (سپتامبر ۲۰۰۵).</text:p>
        </text:list-item>
        <text:list-item>
          <text:p text:style-name="P8">کشور برزیل حدود ۲۰۰۰۰ کامپیوتر در مدرسه‌های ابتدایی و دبیرستان‌ها دارد که از لینوکس استفاده می‌کنند.</text:p>
        </text:list-item>
        <text:list-item>
          <text:p text:style-name="P8">کشور آلمان گزارش داده است که ۵۶۰۰۰۰ دانشجو در ۳۳ دانشگاه به لینوکس مهاجرت خواهند کرد.</text:p>
        </text:list-item>
        <text:list-item>
          <text:p text:style-name="P8">دولت چین در حال خرید یک و نیم میلیون کامپیوتر شخصی حاوی لینوکس برای حمایت از صنایع بومی خود است.</text:p>
        </text:list-item>
      </text:list>
      <text:p text:style-name="P7"/>
      <text:p text:style-name="P4">۲-۵-۱-۸- کاربر خانگی</text:p>
      <text:p text:style-name="P6"><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1"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text:soft-page-break/>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1231161052" text:style-name="L2">
        <text:list-item>
          <text:p text:style-name="P9">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11"><text:span text:style-name="T1">شرکت گوگل از یک نسخه‌ی سفارشی شده بر مبنای سیستم‌عامل اوبونتو در شرکت خود به نام «گوبونتو»</text:span><text:span text:style-name="T1"><text:note text:id="ftn2" text:note-class="footnote"><text:note-citation>2</text:note-citation><text:note-body><text:p text:style-name="Footnote">Goobuntu</text:p></text:note-body></text:note></text:span><text:span text:style-name="T1"> استفاده می‌کند.</text:span></text:p>
        </text:list-item>
        <text:list-item>
          <text:p text:style-name="P9">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11"><text:span text:style-name="T1">ویکی‌پدیا از سال ۲۰۰۸ به سیستم‌عامل اوبونتو مهاجرت کرده است. این مؤسسه پیش از این از سیستم‌عامل‌های ردهت و فدورا</text:span><text:span text:style-name="T1"><text:note text:id="ftn3" text:note-class="footnote"><text:note-citation>3</text:note-citation><text:note-body><text:p text:style-name="Footnote">Fedora</text:p></text:note-body></text:note></text:span><text:span text:style-name="T1"> استفاده می‌کرد.</text:span></text:p>
        </text:list-item>
        <text:list-item>
          <text:p text:style-name="P11"><text:span text:style-name="T1">استدیوی انیمیشن دریم‌ورکس انیمیشن</text:span><text:span text:style-name="T1"><text:note text:id="ftn4"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9">بورس سهام لندن برای کاهش هزینه‌های خود و صرفه‌جویی ۱۰ میلیون پوندی قرار است از سال ۲۰۱۱ و ۲۰۱۲ به بعد می‌خواهد به لینوکس مهاجرت کند.</text:p>
        </text:list-item>
        <text:list-item>
          <text:p text:style-name="P9">بورس سهام نیویورک از لینوکس برای سیستم‌های معاملاتی خود استفاده می‌کند.</text:p>
        </text:list-item>
        <text:list-item>
          <text:p text:style-name="P11"><text:span text:style-name="T1">شرکت مک‌دونالد</text:span><text:span text:style-name="T1"><text:note text:id="ftn5"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7"/>
      <text:p text:style-name="P4">۴-۵-۱-۸- مؤسسه‌های علمی</text:p>
      <text:list xml:id="list1537068338" text:style-name="L3">
        <text:list-item>
          <text:p text:style-name="P12"><text:span text:style-name="T1">مؤسسه‌ی سِرن</text:span><text:span text:style-name="T1"><text:note text:id="ftn6" text:note-class="footnote"><text:note-citation>6</text:note-citation><text:note-body><text:p text:style-name="Footnote">CERN</text:p></text:note-body></text:note></text:span><text:span text:style-name="T1">، در تمام کارهای خود از نسخه‌ی «لینوکس علمی</text:span><text:span text:style-name="T1"><text:note text:id="ftn7"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8" text:note-class="footnote"><text:note-citation>8</text:note-citation><text:note-body><text:p text:style-name="Footnote">Large Hadron Collider</text:p></text:note-body></text:note></text:span><text:span text:style-name="T1"> و ۲۰۰۰۰ سرور داخلی می‌شود.</text:span></text:p>
        </text:list-item>
        <text:list-item>
          <text:p text:style-name="P10">ابرکامپیوتر کانادا با نام iDataPlex در دانشگاه تورنتو از لینوکس به‌عنوان سیستم‌عامل خود استفاده می‌کند.</text:p>
        </text:list-item>
      </text:list>
      <text:p text:style-name="P7"/>
      <text:p text:style-name="P7">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7"/>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9" text:note-class="footnote"><text:note-citation>9</text:note-citation><text:note-body><text:p text:style-name="Footnote">Malware</text:p></text:note-body></text:note> مانند ویروس‌ها، کرم‌ها و ...، بدون هزینه یا کم‌هزینه بودن، همراه بودن <text:soft-page-break/>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0"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1" text:note-class="footnote"><text:note-citation>11</text:note-citation><text:note-body><text:p text:style-name="Footnote">User Interface</text:p></text:note-body></text:note>: صرفاً یک رابط کاربری گرافیکی برای ویندوز به نام ویندوز شِل<text:note text:id="ftn12" text:note-class="footnote"><text:note-citation>12</text:note-citation><text:note-body><text:p text:style-name="Footnote">Windows Shell</text:p></text:note-body></text:note> وجود دارد، در حالی که برای لینوکس گنوم، KDE و بسیاری محیط‌های گرافیکی دیگر وجود دارد. بیش از <text:s/>ده مورد پوسته‌ی متنی برای لینوکس وجود دارد، اما ویندوز صرفاً شامل ویندوز پاورشل<text:note text:id="ftn13"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4"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5"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text:soft-page-break/>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boo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boo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برای ویندوز منابع نسبتاً خوبی برای پشتیبانی وجود دارد. شرکت‌های ردهت، کانونیکال<text:note text:id="ftn16" text:note-class="footnote"><text:note-citation>16</text:note-citation><text:note-body><text:p text:style-name="Footnote">Canonical</text:p></text:note-body></text:note>، ناوِل<text:note text:id="ftn17" text:note-class="footnote"><text:note-citation>17</text:note-citation><text:note-body><text:p text:style-name="Footnote">Novell</text:p></text:note-body></text:note> و بیشتر توزیع‌های لینوکس به‌صورت تجاری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7-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8-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9-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18"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text:soft-page-break/>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10-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19"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0"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1"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ژوهش و نوشتن <text:soft-page-break/>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9T12:42:45</dc:date>
    <dc:creator>Mostafa Moradian</dc:creator>
    <meta:editing-duration>P1DT16H21M14S</meta:editing-duration>
    <meta:editing-cycles>2025</meta:editing-cycles>
    <meta:generator>LibreOffice/3.3$Linux LibreOffice_project/330m19$Build-202</meta:generator>
    <meta:document-statistic meta:table-count="0" meta:image-count="0" meta:object-count="0" meta:page-count="8" meta:paragraph-count="91" meta:word-count="3516" meta:character-count="18135"/>
  </office:meta>
</office:document-meta>
</file>